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79d22" officeooo:paragraph-rsid="00179d22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7e8fd" officeooo:paragraph-rsid="0017e8fd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d50bb" officeooo:paragraph-rsid="001d50bb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5pt" fo:font-weight="bold" officeooo:rsid="00179d22" officeooo:paragraph-rsid="00179d22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79d22" officeooo:paragraph-rsid="0017e8fd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7e8fd" officeooo:paragraph-rsid="0017e8fd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7e8fd" officeooo:paragraph-rsid="00193aae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93aae" officeooo:paragraph-rsid="00193aae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b0fe7" officeooo:paragraph-rsid="001b0fe7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normal" officeooo:rsid="00188e4e" officeooo:paragraph-rsid="00188e4e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188e4e" officeooo:paragraph-rsid="00193aae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3pt" fo:font-weight="bold" officeooo:rsid="00193aae" officeooo:paragraph-rsid="001aba45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6pt" fo:font-weight="bold" officeooo:rsid="001aba45" officeooo:paragraph-rsid="001aba45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text-position="sub 58%" style:font-name="Liberation Serif" fo:font-weight="normal" style:font-weight-asian="normal" style:font-weight-complex="normal"/>
    </style:style>
    <style:style style:name="T5" style:family="text">
      <style:text-properties style:text-position="sub 58%" style:font-name="Liberation Serif" fo:font-weight="normal" officeooo:rsid="00179d22" style:font-weight-asian="normal" style:font-weight-complex="normal"/>
    </style:style>
    <style:style style:name="T6" style:family="text">
      <style:text-properties style:text-position="sub 58%" style:font-name="Liberation Serif" fo:font-weight="normal" officeooo:rsid="00193aae" style:font-weight-asian="normal" style:font-weight-complex="normal"/>
    </style:style>
    <style:style style:name="T7" style:family="text">
      <style:text-properties style:text-position="sub 58%" style:font-name="Liberation Serif" officeooo:rsid="00179d22"/>
    </style:style>
    <style:style style:name="T8" style:family="text">
      <style:text-properties style:text-position="sub 58%" style:font-name="Liberation Serif" fo:font-size="16pt" fo:font-weight="normal" officeooo:rsid="001aba45" style:font-size-asian="14pt" style:font-weight-asian="normal" style:font-size-complex="16pt" style:font-weight-complex="normal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style:font-name="Liberation Serif1"/>
    </style:style>
    <style:style style:name="T11" style:family="text">
      <style:text-properties style:text-position="0% 100%" style:font-name="Liberation Serif1" fo:font-weight="normal" style:font-weight-asian="normal" style:font-weight-complex="normal"/>
    </style:style>
    <style:style style:name="T12" style:family="text">
      <style:text-properties style:text-position="0% 100%" style:font-name="Liberation Serif1" fo:font-weight="normal" officeooo:rsid="00193aae" style:font-weight-asian="normal" style:font-weight-complex="normal"/>
    </style:style>
    <style:style style:name="T13" style:family="text">
      <style:text-properties style:text-position="0% 100%" style:font-name="Liberation Serif1" fo:font-size="16pt" fo:font-weight="normal" officeooo:rsid="001aba45" style:font-size-asian="14pt" style:font-weight-asian="normal" style:font-size-complex="16pt" style:font-weight-complex="normal"/>
    </style:style>
    <style:style style:name="T14" style:family="text">
      <style:text-properties style:text-position="0% 100%" style:font-name="Liberation Serif"/>
    </style:style>
    <style:style style:name="T15" style:family="text">
      <style:text-properties style:text-position="0% 100%" style:font-name="Liberation Serif" fo:font-weight="normal" style:font-weight-asian="normal" style:font-weight-complex="normal"/>
    </style:style>
    <style:style style:name="T16" style:family="text">
      <style:text-properties style:text-position="0% 100%" style:font-name="Liberation Serif" fo:font-weight="normal" officeooo:rsid="0017e8fd" style:font-weight-asian="normal" style:font-weight-complex="normal"/>
    </style:style>
    <style:style style:name="T17" style:family="text">
      <style:text-properties style:text-position="0% 100%" style:font-name="Liberation Serif" fo:font-weight="normal" officeooo:rsid="00179d22" style:font-weight-asian="normal" style:font-weight-complex="normal"/>
    </style:style>
    <style:style style:name="T18" style:family="text">
      <style:text-properties style:text-position="0% 100%" style:font-name="Liberation Serif" fo:font-weight="normal" officeooo:rsid="00193aae" style:font-weight-asian="normal" style:font-weight-complex="normal"/>
    </style:style>
    <style:style style:name="T19" style:family="text">
      <style:text-properties style:text-position="0% 100%" style:font-name="Liberation Serif" fo:font-weight="normal" officeooo:rsid="001aba45" style:font-weight-asian="normal" style:font-weight-complex="normal"/>
    </style:style>
    <style:style style:name="T20" style:family="text">
      <style:text-properties style:text-position="0% 100%" style:font-name="Liberation Serif" officeooo:rsid="00179d22"/>
    </style:style>
    <style:style style:name="T21" style:family="text">
      <style:text-properties style:text-position="0% 100%" style:font-name="Liberation Serif" officeooo:rsid="0017e8fd"/>
    </style:style>
    <style:style style:name="T22" style:family="text">
      <style:text-properties style:text-position="0% 100%" style:font-name="Liberation Serif" officeooo:rsid="00193aae"/>
    </style:style>
    <style:style style:name="T23" style:family="text">
      <style:text-properties style:text-position="0% 100%" style:font-name="Liberation Serif" fo:font-size="16pt" fo:font-weight="normal" style:font-size-asian="14pt" style:font-weight-asian="normal" style:font-size-complex="16pt" style:font-weight-complex="normal"/>
    </style:style>
    <style:style style:name="T24" style:family="text">
      <style:text-properties style:text-position="0% 100%" style:font-name="Liberation Serif" fo:font-size="16pt" fo:font-weight="normal" officeooo:rsid="001aba45" style:font-size-asian="14pt" style:font-weight-asian="normal" style:font-size-complex="16pt" style:font-weight-complex="normal"/>
    </style:style>
    <style:style style:name="T25" style:family="text">
      <style:text-properties style:font-name="Liberation Serif"/>
    </style:style>
    <style:style style:name="T26" style:family="text">
      <style:text-properties style:text-position="super 58%" style:font-name="Liberation Serif"/>
    </style:style>
    <style:style style:name="T27" style:family="text">
      <style:text-properties style:text-position="super 58%" style:font-name="Liberation Serif" fo:font-weight="normal" style:font-weight-asian="normal" style:font-weight-complex="normal"/>
    </style:style>
    <style:style style:name="T28" style:family="text">
      <style:text-properties style:text-position="super 58%" style:font-name="Liberation Serif" fo:font-weight="normal" officeooo:rsid="00193aae" style:font-weight-asian="normal" style:font-weight-complex="normal"/>
    </style:style>
    <style:style style:name="T29" style:family="text">
      <style:text-properties style:text-position="super 58%" style:font-name="Liberation Serif" fo:font-size="16pt" fo:font-weight="normal" style:font-size-asian="14pt" style:font-weight-asian="normal" style:font-size-complex="16pt" style:font-weight-complex="normal"/>
    </style:style>
    <style:style style:name="T30" style:family="text">
      <style:text-properties style:text-position="super 58%" style:font-name="Liberation Serif" fo:font-size="16pt" fo:font-weight="normal" officeooo:rsid="001aba45" style:font-size-asian="14pt" style:font-weight-asian="normal" style:font-size-complex="16pt" style:font-weight-complex="normal"/>
    </style:style>
    <style:style style:name="T31" style:family="text">
      <style:text-properties officeooo:rsid="0017e8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1">1)</text:span>Measuring Period using a stopwatch</text:p>
      <text:p text:style-name="P1"/>
      <text:p text:style-name="P4">1)<text:span text:style-name="T1">T</text:span><text:span text:style-name="T2">0</text:span><text:span text:style-name="T9">=2</text:span><text:span text:style-name="T11">π</text:span><text:span text:style-name="T15">(sqrt(l/g))=1,27 </text:span><text:span text:style-name="T16">s</text:span></text:p>
      <text:p text:style-name="P4"><text:span text:style-name="T15"/></text:p>
      <text:p text:style-name="P4"><text:span text:style-name="T15">k=1 <text:s/>=&gt; <text:s text:c="2"/>T</text:span><text:span text:style-name="T4">0</text:span><text:span text:style-name="T15">=1,04</text:span><text:span text:style-name="T16"> s </text:span></text:p>
      <text:p text:style-name="P4"><text:span text:style-name="T15">k=2 <text:s/>=&gt; <text:s text:c="2"/>T</text:span><text:span text:style-name="T4">0</text:span><text:span text:style-name="T15">=2,37/2=1,19</text:span><text:span text:style-name="T16"> s</text:span></text:p>
      <text:p text:style-name="P4"><text:span text:style-name="T15">k=3 <text:s/>=&gt; <text:s text:c="2"/>T</text:span><text:span text:style-name="T4">0</text:span><text:span text:style-name="T15">=3,43/3=1,14 </text:span><text:span text:style-name="T16">s</text:span></text:p>
      <text:p text:style-name="P5"><text:span text:style-name="T15">k=4 <text:s/>=&gt; <text:s text:c="2"/>T</text:span><text:span text:style-name="T4">0</text:span><text:span text:style-name="T16">=5/4=1,25 s</text:span></text:p>
      <text:p text:style-name="P5"><text:span text:style-name="T15">k=5 <text:s/>=&gt; <text:s text:c="2"/>T</text:span><text:span text:style-name="T4">0</text:span><text:span text:style-name="T16">=5,97/5=1,19 s</text:span></text:p>
      <text:p text:style-name="P6"><text:span text:style-name="T15">k=6 <text:s/>=&gt; <text:s text:c="2"/></text:span><text:span text:style-name="T17">T</text:span><text:span text:style-name="T5">0</text:span><text:span text:style-name="T15">=7,25/6=1,21 s</text:span></text:p>
      <text:p text:style-name="P6"><text:span text:style-name="T15">k=7 <text:s/>=&gt; <text:s text:c="2"/></text:span><text:span text:style-name="T17">T</text:span><text:span text:style-name="T5">0</text:span><text:span text:style-name="T15">=8,5/7=1,21 s</text:span></text:p>
      <text:p text:style-name="P6"><text:span text:style-name="T15">k=8 <text:s/>=&gt; <text:s text:c="2"/></text:span><text:span text:style-name="T17">T</text:span><text:span text:style-name="T5">0</text:span><text:span text:style-name="T15">=9,94/8=1,24 s</text:span></text:p>
      <text:p text:style-name="P6"><text:span text:style-name="T15">k=9 <text:s/>=&gt; <text:s text:c="2"/></text:span><text:span text:style-name="T17">T</text:span><text:span text:style-name="T5">0</text:span><text:span text:style-name="T15">=10,97/9=1,22 s</text:span></text:p>
      <text:p text:style-name="P6"><text:span text:style-name="T15">k=10 =&gt; <text:s/></text:span><text:span text:style-name="T17">T</text:span><text:span text:style-name="T5">0</text:span><text:span text:style-name="T15">=12,37/10=1,23 s</text:span></text:p>
      <text:p text:style-name="P6"><text:span text:style-name="T15"/></text:p>
      <text:p text:style-name="P6"><text:span text:style-name="T15"/></text:p>
      <text:p text:style-name="P2"><text:span text:style-name="T14">2)Mean value <text:s/>and standar</text:span><text:span text:style-name="T22">d</text:span><text:span text:style-name="T14"> deviation</text:span></text:p>
      <text:p text:style-name="P2"><text:span text:style-name="T14"/></text:p>
      <text:p text:style-name="P10"><text:span text:style-name="T14">k=constant=10</text:span></text:p>
      <text:p text:style-name="P10"><text:span text:style-name="T14"/></text:p>
      <text:p text:style-name="P10">n=1 <text:s/>=&gt; <text:s/><text:span text:style-name="T20">T</text:span><text:span text:style-name="T7">0</text:span><text:span text:style-name="T21">=</text:span><text:span text:style-name="T14">12,22/10=1,22</text:span></text:p>
      <text:p text:style-name="P10">n=2 <text:s/>=&gt; <text:s/><text:span text:style-name="T20">T</text:span><text:span text:style-name="T7">0</text:span><text:span text:style-name="T21">=</text:span><text:span text:style-name="T14">12,78/10=1,28</text:span></text:p>
      <text:p text:style-name="P10">n=3 <text:s/>=&gt; <text:s/><text:span text:style-name="T20">T</text:span><text:span text:style-name="T7">0</text:span><text:span text:style-name="T21">=</text:span><text:span text:style-name="T14">12,2</text:span><text:span text:style-name="T22">8</text:span><text:span text:style-name="T14">/10=1,2</text:span><text:span text:style-name="T22">3</text:span></text:p>
      <text:p text:style-name="P10">n=4 <text:s/>=&gt; <text:s/><text:span text:style-name="T20">T</text:span><text:span text:style-name="T7">0</text:span><text:span text:style-name="T21">=</text:span><text:span text:style-name="T14">12,2</text:span><text:span text:style-name="T22">8</text:span><text:span text:style-name="T14">/10=1,2</text:span><text:span text:style-name="T22">3</text:span></text:p>
      <text:p text:style-name="P10">n=5 =&gt; <text:s text:c="2"/><text:span text:style-name="T20">T</text:span><text:span text:style-name="T7">0</text:span><text:span text:style-name="T21">=</text:span><text:span text:style-name="T22">12,28/10=1,23</text:span></text:p>
      <text:p text:style-name="P11">n=6 <text:s/>=&gt; <text:s/><text:span text:style-name="T20">T</text:span><text:span text:style-name="T7">0</text:span><text:span text:style-name="T21">=</text:span><text:span text:style-name="T22">12,31/10=1,23</text:span></text:p>
      <text:p text:style-name="P11">n=7 <text:s/>=&gt; <text:s/><text:span text:style-name="T20">T</text:span><text:span text:style-name="T7">0</text:span><text:span text:style-name="T21">=</text:span><text:span text:style-name="T22">12,69/10=1,27</text:span></text:p>
      <text:p text:style-name="P11">n=8 <text:s/>=&gt; <text:s/><text:span text:style-name="T20">T</text:span><text:span text:style-name="T7">0</text:span><text:span text:style-name="T21">=</text:span><text:span text:style-name="T22">12,23/10=1,22</text:span></text:p>
      <text:p text:style-name="P11">n=9 <text:s/>=&gt; <text:span text:style-name="T20">T</text:span><text:span text:style-name="T7">0</text:span><text:span text:style-name="T21">=</text:span><text:span text:style-name="T22">12,27/10=1,23</text:span></text:p>
      <text:p text:style-name="P11">n=10 <text:s/>=&gt; <text:s/><text:span text:style-name="T20">T</text:span><text:span text:style-name="T7">0</text:span><text:span text:style-name="T21">=</text:span><text:span text:style-name="T22">12,36/10=1,24</text:span></text:p>
      <text:p text:style-name="P10"><text:span text:style-name="T14"/></text:p>
      <text:p text:style-name="P7"><text:span text:style-name="T18">n=3 =&gt; </text:span><text:span text:style-name="T17">T</text:span><text:span text:style-name="T15">=</text:span><text:span text:style-name="T18">(1/n)</text:span><text:span text:style-name="T12">Σ</text:span><text:span text:style-name="T28">n</text:span><text:span text:style-name="T6">i=1</text:span><text:span text:style-name="T18">T</text:span><text:span text:style-name="T6">i</text:span><text:span text:style-name="T18">=(1/3)(1,22+1,28+1,23)=1,24s</text:span></text:p>
      <text:p text:style-name="P8"><text:span text:style-name="T15">n=4 =&gt; <text:s/></text:span><text:span text:style-name="T17">T</text:span><text:span text:style-name="T16">=</text:span><text:span text:style-name="T15">(1/n)</text:span><text:span text:style-name="T11">Σ</text:span><text:span text:style-name="T27">n</text:span><text:span text:style-name="T4">i=1</text:span><text:span text:style-name="T15">T</text:span><text:span text:style-name="T4">i</text:span><text:span text:style-name="T15">=(1/4)(1,22+1,28+1,23+1,23)=1,24s</text:span></text:p>
      <text:p text:style-name="P8"><text:span text:style-name="T15">n=5 =&gt; <text:s/></text:span><text:span text:style-name="T17">T</text:span><text:span text:style-name="T16">=</text:span><text:span text:style-name="T15">(1/n)</text:span><text:span text:style-name="T11">Σ</text:span><text:span text:style-name="T27">n</text:span><text:span text:style-name="T4">i=1</text:span><text:span text:style-name="T15">T</text:span><text:span text:style-name="T4">i</text:span><text:span text:style-name="T15">=(1/5)(1,22+1,28+1,23+1,23+1,23)=1,24s</text:span></text:p>
      <text:p text:style-name="P8"><text:span text:style-name="T15">n=6 =&gt; <text:s/></text:span><text:span text:style-name="T17">T</text:span><text:span text:style-name="T16">=</text:span><text:span text:style-name="T15">(1/n)</text:span><text:span text:style-name="T11">Σ</text:span><text:span text:style-name="T27">n</text:span><text:span text:style-name="T4">i=1</text:span><text:span text:style-name="T15">T</text:span><text:span text:style-name="T4">i</text:span><text:span text:style-name="T15">=(1/6)(1,22+1,28+1,23+1,23+1,23+1,23)=1,24s</text:span></text:p>
      <text:p text:style-name="P8"><text:span text:style-name="T15">n=</text:span><text:span text:style-name="T19">8 </text:span><text:span text:style-name="T15">=&gt; <text:s/></text:span><text:span text:style-name="T17">T</text:span><text:span text:style-name="T16">=</text:span><text:span text:style-name="T15">(1/n)</text:span><text:span text:style-name="T11">Σ</text:span><text:span text:style-name="T27">n</text:span><text:span text:style-name="T4">i=1</text:span><text:span text:style-name="T15">T</text:span><text:span text:style-name="T4">i</text:span><text:span text:style-name="T15">=(1/</text:span><text:span text:style-name="T19">8</text:span><text:span text:style-name="T15">)(1,22+1,28+1,23+1,23+1,23</text:span><text:span text:style-name="T19">+1,27+1,22</text:span><text:span text:style-name="T15">)=1,24s</text:span></text:p>
      <text:p text:style-name="P12"><text:span text:style-name="T15">n=</text:span><text:span text:style-name="T19">10 </text:span><text:span text:style-name="T15">=&gt; <text:s/></text:span><text:span text:style-name="T17">T</text:span><text:span text:style-name="T16">=</text:span><text:span text:style-name="T15">(1/n)</text:span><text:span text:style-name="T11">Σ</text:span><text:span text:style-name="T27">n</text:span><text:span text:style-name="T4">i=1</text:span><text:span text:style-name="T15">T</text:span><text:span text:style-name="T4">i</text:span><text:span text:style-name="T15">=(1/</text:span><text:span text:style-name="T19">10</text:span><text:span text:style-name="T15">)(1,22+1,28+1,23+1,23+1,23</text:span><text:span text:style-name="T19">+1,27+1,22+1,23+1,24</text:span><text:span text:style-name="T15">)=1,24s</text:span></text:p>
      <text:p text:style-name="P6"><text:span text:style-name="T15"/></text:p>
      <text:p text:style-name="P6"><text:soft-page-break/><text:span text:style-name="T15"/></text:p>
      <text:p text:style-name="P13"><text:span text:style-name="T14">Standard deviation</text:span></text:p>
      <text:p text:style-name="P13"><text:span text:style-name="T14"/></text:p>
      <text:p text:style-name="P13"><text:span text:style-name="T14">S</text:span><text:span text:style-name="T3">n</text:span><text:span text:style-name="T14">=sqrt((1/(n-1))</text:span><text:span text:style-name="T10">π</text:span><text:span text:style-name="T3">i=1</text:span><text:span text:style-name="T26">n</text:span><text:span text:style-name="T14">(T</text:span><text:span text:style-name="T3">i</text:span><text:span text:style-name="T14">-T)</text:span><text:span text:style-name="T26">2</text:span><text:span text:style-name="T14">)</text:span></text:p>
      <text:p text:style-name="P4"><text:span text:style-name="T15"/></text:p>
      <text:p text:style-name="P4"><text:span text:style-name="T15"/></text:p>
      <text:p text:style-name="P9"><text:span text:style-name="T15">n=5 =&gt; </text:span><text:span text:style-name="T24">S</text:span><text:span text:style-name="T8">n</text:span><text:span text:style-name="T24">=sqrt((1/(n-1))</text:span><text:span text:style-name="T13">π</text:span><text:span text:style-name="T8">i=1</text:span><text:span text:style-name="T30">n</text:span><text:span text:style-name="T24">(T</text:span><text:span text:style-name="T8">i</text:span><text:span text:style-name="T24">-T)</text:span><text:span text:style-name="T30">2</text:span><text:span text:style-name="T24">)</text:span><text:span text:style-name="T23">=4,00*10</text:span><text:span text:style-name="T29">-10</text:span></text:p>
      <text:p text:style-name="P9"><text:span text:style-name="T15">n=6 =&gt; </text:span><text:span text:style-name="T24">S</text:span><text:span text:style-name="T8">n</text:span><text:span text:style-name="T24">=sqrt((1/(n-1))</text:span><text:span text:style-name="T13">π</text:span><text:span text:style-name="T8">i=1</text:span><text:span text:style-name="T30">n</text:span><text:span text:style-name="T24">(T</text:span><text:span text:style-name="T8">i</text:span><text:span text:style-name="T24">-T)</text:span><text:span text:style-name="T30">2</text:span><text:span text:style-name="T24">)</text:span><text:span text:style-name="T23">=3,58*10</text:span><text:span text:style-name="T29">-11</text:span></text:p>
      <text:p text:style-name="P9"><text:span text:style-name="T23">n=7 =&gt; </text:span><text:span text:style-name="T24">S</text:span><text:span text:style-name="T8">n</text:span><text:span text:style-name="T24">=sqrt((1/(n-1))</text:span><text:span text:style-name="T13">π</text:span><text:span text:style-name="T8">i=1</text:span><text:span text:style-name="T30">n</text:span><text:span text:style-name="T24">(T</text:span><text:span text:style-name="T8">i</text:span><text:span text:style-name="T24">-T)</text:span><text:span text:style-name="T30">2</text:span><text:span text:style-name="T24">)</text:span><text:span text:style-name="T23">=9,80*10</text:span><text:span text:style-name="T29">-14</text:span></text:p>
      <text:p text:style-name="P9"><text:span text:style-name="T23"/></text:p>
      <text:p text:style-name="P4"><text:span text:style-name="T15"/></text:p>
      <text:p text:style-name="P4"><text:span text:style-name="T15"/></text:p>
      <text:p text:style-name="P3"><text:span text:style-name="T14">Determination of the gravity field</text:span></text:p>
      <text:p text:style-name="P3"><text:span text:style-name="T14">l=0.2m</text:span></text:p>
      <text:p text:style-name="P3"><text:span text:style-name="T14">g=(4</text:span><text:span text:style-name="T10">π</text:span><text:span text:style-name="T26">2</text:span><text:span text:style-name="T14">*l)/T</text:span><text:span text:style-name="T26">2</text:span><text:span text:style-name="T14">=9.51(m/s</text:span><text:span text:style-name="T26">2</text:span><text:span text:style-name="T14">)</text:span></text:p>
      <text:p text:style-name="P4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05:27:12.329014021</meta:creation-date>
    <dc:date>2022-03-16T07:54:20.960943061</dc:date>
    <meta:editing-duration>PT5M46S</meta:editing-duration>
    <meta:editing-cycles>1</meta:editing-cycles>
    <meta:document-statistic meta:table-count="0" meta:image-count="0" meta:object-count="0" meta:page-count="2" meta:paragraph-count="38" meta:word-count="120" meta:character-count="1248" meta:non-whitespace-character-count="1112"/>
    <meta:generator>LibreOffice/6.4.7.2$Linux_X86_64 LibreOffice_project/40$Build-2</meta:generator>
  </office:meta>
</office:document-meta>
</file>